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49cm" fo:min-width="3.304cm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88cm" fo:min-width="3.5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loext:graphic-properties draw:fill="none" draw:fill-color="#ffffff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71cm" svg:x="0.617cm" svg:y="0.7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71cm" svg:x="5.697cm" svg:y="0.7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2.199cm" svg:x="11.101cm" svg:y="0.1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6.584cm" svg:y1="2.771cm" svg:x2="4.679cm" svg:y2="4.296cm">
          <text:p/>
        </draw:line>
        <draw:line draw:style-name="gr3" draw:text-style-name="P1" draw:layer="layout" svg:x1="5.314cm" svg:y1="4.296cm" svg:x2="7.219cm" svg:y2="2.771cm">
          <text:p/>
        </draw:line>
        <draw:line draw:style-name="gr3" draw:text-style-name="P1" draw:layer="layout" svg:x1="2.204cm" svg:y1="2.771cm" svg:x2="4.426cm" svg:y2="4.296cm">
          <text:p/>
        </draw:line>
        <draw:frame draw:style-name="gr4" draw:text-style-name="P3" draw:layer="layout" svg:width="2.788cm" svg:height="0.738cm" svg:x="3.161cm" svg:y="4.482cm">
          <draw:text-box>
            <text:p><text:span text:style-name="T2">update()</text:span></text:p>
          </draw:text-box>
        </draw:frame>
        <draw:line draw:style-name="gr3" draw:text-style-name="P1" draw:layer="layout" svg:x1="9.607cm" svg:y1="1.151cm" svg:x2="11.195cm" svg:y2="1.151cm">
          <text:p/>
        </draw:line>
        <draw:custom-shape draw:style-name="gr5" draw:text-style-name="P2" draw:layer="layout" svg:width="3.81cm" svg:height="2.091cm" svg:x="8.762cm" svg:y="5.98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8.171cm" svg:x2="8.795cm" svg:y2="9.235cm">
          <text:p/>
        </draw:line>
        <draw:line draw:style-name="gr3" draw:text-style-name="P1" draw:layer="layout" svg:x1="9.43cm" svg:y1="9.235cm" svg:x2="10.685cm" svg:y2="8.171cm">
          <text:p/>
        </draw:line>
        <draw:line draw:style-name="gr3" draw:text-style-name="P1" draw:layer="layout" svg:x1="7.82cm" svg:y1="2.735cm" svg:x2="8.455cm" svg:y2="9.14cm">
          <text:p/>
        </draw:line>
        <draw:frame draw:style-name="gr6" draw:text-style-name="P3" draw:layer="layout" svg:width="3.296cm" svg:height="0.738cm" svg:x="7.134cm" svg:y="9.145cm">
          <draw:text-box>
            <text:p><text:span text:style-name="T2">recluster()</text:span></text:p>
          </draw:text-box>
        </draw:frame>
        <draw:line draw:style-name="gr3" draw:text-style-name="P1" draw:layer="layout" svg:x1="12.676cm" svg:y1="6.451cm" svg:x2="14.264cm" svg:y2="6.451cm">
          <text:p/>
        </draw:line>
        <draw:frame draw:style-name="gr2" draw:text-style-name="P3" draw:layer="layout" svg:width="3.804cm" svg:height="2.199cm" svg:x="14.181cm" svg:y="5.3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9.572cm" svg:y1="2.425cm" svg:x2="13.7cm" svg:y2="3.95cm">
          <text:p/>
        </draw:line>
        <draw:frame draw:style-name="gr7" draw:text-style-name="P3" draw:layer="layout" svg:width="4.566cm" svg:height="0.738cm" svg:x="12.309cm" svg:y="3.95cm">
          <draw:text-box>
            <text:p><text:span text:style-name="T2">get_assignment()</text:span></text:p>
          </draw:text-box>
        </draw:frame>
        <draw:line draw:style-name="gr3" draw:text-style-name="P1" draw:layer="layout" svg:x1="17.51cm" svg:y1="3.035cm" svg:x2="15.605cm" svg:y2="3.95cm">
          <text:p/>
        </draw:line>
        <draw:line draw:style-name="gr3" draw:text-style-name="P1" draw:layer="layout" svg:x1="16.875cm" svg:y1="4.255cm" svg:x2="19.097cm" svg:y2="4.255cm">
          <text:p/>
        </draw:line>
        <draw:custom-shape draw:style-name="gr8" draw:text-style-name="P1" draw:layer="layout" svg:width="2.857cm" svg:height="2.83cm" svg:x="16.875cm" svg:y="0.2cm">
          <text:p text:style-name="P1"><text:span text:style-name="T1">New data</text:span></text:p>
          <text:p text:style-name="P1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" draw:layer="layout" svg:width="2.858cm" svg:height="1.83cm" svg:x="19.315cm" svg:y="3.445cm">
          <text:p text:style-name="P1"><text:span text:style-name="T1">Cluster 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2.7cm" svg:y1="7.71cm" svg:x2="14.287cm" svg:y2="8.32cm">
          <text:p/>
        </draw:line>
        <draw:frame draw:style-name="gr9" draw:text-style-name="P3" draw:layer="layout" svg:width="4.058cm" svg:height="0.738cm" svg:x="14.187cm" svg:y="8.015cm">
          <draw:text-box>
            <text:p><text:span text:style-name="T2">microToMacro()</text:span></text:p>
          </draw:text-box>
        </draw:frame>
        <draw:custom-shape draw:style-name="gr8" draw:text-style-name="P1" draw:layer="layout" svg:width="2.858cm" svg:height="1.83cm" svg:x="19.415cm" svg:y="7.545cm">
          <text:p text:style-name="P1"><text:span text:style-name="T1">Ma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8.027cm" svg:y1="8.32cm" svg:x2="19.297cm" svg:y2="8.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1" svg:font-family="'Courier New'" style:font-family-generic="modern" style:font-pitch="fixed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ichael Hahsler</meta:initial-creator>
    <meta:creation-date>2011-07-22T14:15:03</meta:creation-date>
    <dc:date>2020-10-21T08:39:22.827180444</dc:date>
    <meta:editing-duration>PT41M55S</meta:editing-duration>
    <meta:editing-cycles>15</meta:editing-cycles>
    <meta:generator>LibreOffice/6.4.4.2$MacOSX_X86_64 LibreOffice_project/3d775be2011f3886db32dfd395a6a6d1ca2630ff</meta:generator>
    <meta:document-statistic meta:object-count="25"/>
  </office:meta>
</office:document-meta>
</file>